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6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02T13:31:26.77</dc:date>
    <dc:creator>James  Lombardi</dc:creator>
    <meta:editing-duration>PT12M38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5" meta:paragraph-count="102" meta:word-count="1251" meta:character-count="6206"/>
  </office:meta>
</office:document-meta>
</file>